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3.317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17.495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47.426cm" style:use-optimal-row-height="false"/>
    </style:style>
    <style:style style:name="ce1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200pt" fo:font-weight="bold" style:font-name-asian="Liberation Sans" style:font-size-asian="200pt" style:font-weight-asian="bold" style:font-name-complex="Alvi Nastaleeq" style:font-size-complex="200pt" style:font-weight-complex="bold"/>
    </style:style>
    <style:style style:name="ce2" style:family="table-cell">
      <style:paragraph-properties fo:line-height="100%" fo:text-align="center" style:text-autospace="none"/>
      <style:text-properties style:font-name="Tahoma" fo:font-size="180pt" style:font-name-asian="Liberation Sans" style:font-size-asian="180pt" style:font-name-complex="Tahoma" style:font-size-complex="180pt"/>
    </style:style>
    <style:style style:name="ce3" style:family="table-cell">
      <loext:graphic-properties draw:textarea-vertical-align="middle"/>
      <style:paragraph-properties fo:line-height="100%" fo:text-align="center" style:text-autospace="none"/>
      <style:text-properties style:font-name="Tahoma" fo:font-size="180pt" style:font-name-asian="Liberation Sans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P1" style:family="paragraph">
      <style:paragraph-properties fo:line-height="100%" fo:text-align="center" style:text-autospace="none" style:writing-mode="rl-tb"/>
      <style:text-properties style:font-name="Alvi Nastaleeq" fo:font-size="200pt" fo:font-weight="bold" style:font-name-asian="Liberation Sans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line-height="100%" fo:text-align="center" style:text-autospace="none"/>
      <style:text-properties style:font-name="Tahoma" fo:font-size="180pt" style:font-name-asian="Liberation Sans" style:font-size-asian="180pt" style:font-name-complex="Tahoma" style:font-size-complex="180pt"/>
    </style:style>
    <style:style style:name="P3" style:family="paragraph">
      <style:paragraph-properties fo:line-height="100%" fo:text-align="center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4.478cm" svg:height="370.16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رن کو جاتے ہوئے سر جھکائے ہوئے<text:line-break/>شہ نے رو کر کہا الوداع الوداع</text:p>
              </table:table-cell>
              <table:table-cell table:style-name="ce2"/>
              <table:table-cell table:style-name="ce3">
                <text:p text:style-name="P2">ran ko jaate huwe sar jhukaye hue<text:line-break/>Sheh ne ro kar kaha alwida alwida</text:p>
              </table:table-cell>
            </table:table-row>
            <table:table-row table:style-name="ro1">
              <table:table-cell table:style-name="ce4">
                <text:p text:style-name="P3">آیا وقت سفر اے بہن آج ہم<text:line-break/>ہو رہے ہیں جدا الوداع الوداع</text:p>
              </table:table-cell>
              <table:table-cell table:style-name="ce2"/>
              <table:table-cell table:style-name="ce3">
                <text:p text:style-name="P2">aaya waqt e safar ay behan aaj hum <text:s text:c="3"/><text:line-break/>ho rahe hai juda alwida alwida</text:p>
              </table:table-cell>
            </table:table-row>
            <table:table-row table:style-name="ro2">
              <table:table-cell table:style-name="ce4">
                <text:p text:style-name="P3">شاہ بڑھ کر بہن کے گلے لگ گےء<text:line-break/>اور دکھیا بہن سے یہ کہنے لگے<text:line-break/>روکے کہنے لگے<text:line-break/>میری مظلوم پیاسی مسافر بہن<text:line-break/>تیرا حافظ خدا الوداع الوداع</text:p>
              </table:table-cell>
              <table:table-cell table:style-name="ce2">
                <text:p text:style-name="P2">1</text:p>
              </table:table-cell>
              <table:table-cell table:style-name="ce3">
                <text:p text:style-name="P2">shah barh kar behan ke galay lag gaye <text:s text:c="3"/><text:line-break/>aur dukhiya behan se ye kehne lage <text:s text:c="3"/><text:line-break/>roke kehne lage <text:s text:c="3"/><text:line-break/>meri mazloom pyasi musafir behan <text:s text:c="3"/><text:line-break/>tera haafiz khuda alwida alwida</text:p>
              </table:table-cell>
            </table:table-row>
            <table:table-row table:style-name="ro2">
              <table:table-cell table:style-name="ce4">
                <text:p text:style-name="P3">جس سے ڈرتی تھی تم وہ گھڑی آگیء<text:line-break/>دیکھو چاروں طرف تیرگی چھاگیء<text:line-break/>تیرگی چھاگیء<text:line-break/>دشت پر حول میں شام ہونے کو ہے<text:line-break/>لو مسافر چلا الوداع الوداع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jis se darti thi tum wo ghadi aagayi <text:s text:c="3"/><text:line-break/>dekho charon taraf teeragi cha gayi <text:s text:c="3"/><text:line-break/>teeragi cha gayi <text:s text:c="3"/><text:line-break/>dashte pur haul may sham hone ko hai <text:s text:c="3"/><text:line-break/>lo musafir chala alwida alwida</text:p>
              </table:table-cell>
            </table:table-row>
            <table:table-row table:style-name="ro2">
              <table:table-cell table:style-name="ce4">
                <text:p text:style-name="P3">لیکے بالی سکینہ کو آغوش میں<text:line-break/>ننھے ننھے سے ہونٹوں کے بوسے لےء<text:line-break/>ہاے بوسے لےء<text:line-break/>شہ نے حسرت سے بیٹی کو تکتے ہوئے<text:line-break/>آہ بھر کر کہا الوداع الوداع</text:p>
              </table:table-cell>
              <table:table-cell table:style-name="ce2">
                <text:p text:style-name="P2">3</text:p>
              </table:table-cell>
              <table:table-cell table:style-name="ce3">
                <text:p text:style-name="P2">le ke bali sakina ko aaghosh may <text:s text:c="3"/><text:line-break/>nanhe nanhe se haaton ke bosay liye <text:s text:c="3"/><text:line-break/>haye bosay liye <text:s text:c="3"/><text:line-break/>shah ne hasrat se beti ko takte huwe <text:s text:c="3"/><text:line-break/>aah bhar kar kaha alwida alwida</text:p>
              </table:table-cell>
            </table:table-row>
            <table:table-row table:style-name="ro2">
              <table:table-cell table:style-name="ce4">
                <text:p text:style-name="P3">بولا بیمار بیٹے سے آقا میرا<text:line-break/>اب نہ آےگا اے بیٹا بابا تیرا<text:line-break/>بیٹا بابا تیرا<text:line-break/>موت کی آہٹیں تیز ہونے کو ہیں<text:line-break/>آ رہی ہے صدا <text:s/>الوداع الوداع</text:p>
              </table:table-cell>
              <table:table-cell table:style-name="ce2">
                <text:p text:style-name="P2">4</text:p>
              </table:table-cell>
              <table:table-cell table:style-name="ce3">
                <text:p text:style-name="P2">bola bemaar bete se aaqa mera <text:s text:c="3"/><text:line-break/>ab na aayega ay beta baba tera <text:s text:c="3"/><text:line-break/>beta baba tera <text:s text:c="3"/><text:line-break/>maut ki aahatein tez hone ko hai <text:s text:c="3"/><text:line-break/>aa rahi hai sada alwida alwida</text:p>
              </table:table-cell>
            </table:table-row>
            <table:table-row table:style-name="ro2">
              <table:table-cell table:style-name="ce4">
                <text:p text:style-name="P3">آیا خیمے سے باہر جو مولا میرا<text:line-break/>بھائی بیٹا بھتیجا کوئی بھی نہ تھا<text:line-break/>ہاے کوئی بھی نہ تھا<text:line-break/>ایک حسرت سے چاروں طرف دیکھ کر<text:line-break/>شہ نے قد ہی کہا الوداع الوداع</text:p>
              </table:table-cell>
              <table:table-cell table:style-name="ce2">
                <text:p text:style-name="P2">5</text:p>
              </table:table-cell>
              <table:table-cell table:style-name="ce3">
                <text:p text:style-name="P2">aaya qaime se baahar jo maula mera <text:s text:c="3"/><text:line-break/>bhai beta bhatija koi bhi na tha <text:s text:c="3"/><text:line-break/>haye koi bhi na tha <text:s text:c="3"/><text:line-break/>ek hasrat se charon taraf dekh kar <text:s text:c="3"/><text:line-break/>sheh ne khud hi kaha alwida alwida</text:p>
              </table:table-cell>
            </table:table-row>
            <table:table-row table:style-name="ro2">
              <table:table-cell table:style-name="ce4">
                <text:p text:style-name="P3">جب تڑپ کر کہا میرے شیروں اٹھو<text:line-break/>آؤ زینب کے بھائی کو رخصت کرو<text:line-break/>ہاے رخصت کرو<text:line-break/>ایک اک لاش بے سر سے آی صدا<text:line-break/>اے شہ کربلا الوداع الوداع</text:p>
              </table:table-cell>
              <table:table-cell table:style-name="ce2">
                <text:p text:style-name="P2">6</text:p>
              </table:table-cell>
              <table:table-cell table:style-name="ce3">
                <text:p text:style-name="P2">jab tadap kar kaha mere sher'on utho <text:s text:c="3"/><text:line-break/>aao zainab ke bhai ko ruqsat karo <text:s text:c="3"/><text:line-break/>haye ruqsat karo <text:s text:c="3"/><text:line-break/>ek ek laashe be-sar se aayi sada <text:s text:c="3"/><text:line-break/>ay shahe karbala alwida alwida</text:p>
              </table:table-cell>
            </table:table-row>
            <table:table-row table:style-name="ro2">
              <table:table-cell table:style-name="ce4">
                <text:p text:style-name="P3">ایسا ماتم کرو ایسا ماتم کرو<text:line-break/>پاک بی بی کہے مرحبا مرحبا<text:line-break/>مرحبا مرحبا<text:line-break/>خوں اگلتے ہوئے ایک اک زخم سے<text:line-break/>آج آے صدا الوداع الوداع</text:p>
              </table:table-cell>
              <table:table-cell table:style-name="ce2">
                <text:p text:style-name="P2">7</text:p>
              </table:table-cell>
              <table:table-cell table:style-name="ce3">
                <text:p text:style-name="P2">aisa matam karo aisa matam karo <text:s text:c="3"/><text:line-break/>paak bibi kahe marhaba marhaba <text:s text:c="3"/><text:line-break/>marhaba marhaba <text:s text:c="3"/><text:line-break/>khoon ugalte huwe ek ek zakhm se <text:s text:c="3"/><text:line-break/>aaj aaye sada alwida alwida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84.48cm" fo:page-height="37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5T15:40:48.906412600</dc:date>
    <meta:editing-duration>PT52M45S</meta:editing-duration>
    <meta:editing-cycles>16</meta:editing-cycles>
    <meta:generator>LibreOffice/25.2.4.3$Windows_X86_64 LibreOffice_project/33e196637044ead23f5c3226cde09b47731f7e27</meta:generator>
    <meta:document-statistic meta:object-count="1"/>
  </office:meta>
</office:document-meta>
</file>